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25cm" fo:min-width="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3cm"/>
      <style:paragraph-properties style:writing-mode="lr-tb"/>
    </style:style>
    <style:style style:name="gr4" style:family="graphic" style:parent-style-name="objectwithoutfill">
      <style:graphic-properties draw:marker-end="Extrémités_20_de_20_flèche_20_1" draw:marker-end-width="0.3cm" draw:fill="none" draw:textarea-vertical-align="middle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3.75cm" fo:min-width="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75cm" fo:min-width="3.5cm"/>
      <style:paragraph-properties style:writing-mode="lr-tb"/>
    </style:style>
    <style:style style:name="gr8" style:family="graphic" style:parent-style-name="standard">
      <style:graphic-properties svg:stroke-width="0.159cm" draw:marker-start-width="0.438cm" draw:marker-end-width="0.438cm" draw:opacity="0%" draw:textarea-horizontal-align="justify" draw:textarea-vertical-align="middle" draw:auto-grow-height="false" fo:min-height="6.592cm" fo:min-width="13.342cm" fo:padding-top="0.204cm" fo:padding-bottom="0.204cm" fo:padding-left="0.329cm" fo:padding-right="0.329cm"/>
      <style:paragraph-properties style:writing-mode="lr-tb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75cm" fo:min-width="8cm"/>
      <style:paragraph-properties style:writing-mode="lr-tb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gr11" style:family="graphic" style:parent-style-name="standard">
      <style:graphic-properties svg:stroke-width="0.159cm" draw:marker-start-width="0.438cm" draw:marker-end-width="0.438cm" draw:opacity="0%" draw:textarea-horizontal-align="justify" draw:textarea-vertical-align="middle" draw:auto-grow-height="false" fo:min-height="8.592cm" fo:min-width="13.342cm" fo:padding-top="0.204cm" fo:padding-bottom="0.204cm" fo:padding-left="0.329cm" fo:padding-right="0.329cm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1.75cm" fo:min-width="8cm"/>
      <style:paragraph-properties style:writing-mode="lr-tb"/>
    </style:style>
    <style:style style:name="gr13" style:family="graphic" style:parent-style-name="standard">
      <style:graphic-properties draw:stroke="none" draw:fill="none" fo:min-height="0.845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opacity="0%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3.5cm" svg:height="5.5cm" svg:x="2.5cm" svg:y="5cm">
          <text:p text:style-name="P1">Scan1<text:line-break/>Scan2<text:line-break/>Scan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cm" svg:x="2.5cm" svg:y="1.5cm">
          <text:p text:style-name="P1">Sniffed (dossier scan sur le réseau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3.5cm" svg:x="9.5cm" svg:y="1cm">
          <text:p text:style-name="P2"><text:span text:style-name="T1">Destination (local)</text:span><text:span text:style-name="T1"><text:line-break/></text:span><text:span text:style-name="T1">Copie tout nouveau pdf arrivant dans scan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cm" svg:height="5.5cm" svg:x="9.5cm" svg:y="5cm">
          <text:p text:style-name="P1">Scan1<text:line-break/>Scan2<text:line-break/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cm" svg:y1="7.75cm" svg:x2="9.5cm" svg:y2="7.75cm" draw:start-shape="id1" draw:end-shape="id2" svg:d="M6000 7750h3500" svg:viewBox="0 0 3501 1">
          <text:p text:style-name="P3"><text:span text:style-name="T1">Copie Scan 3</text:span></text:p>
        </draw:connector>
        <draw:custom-shape draw:style-name="gr3" draw:text-style-name="P2" draw:layer="layout" svg:width="3.5cm" svg:height="3.5cm" svg:x="15.5cm" svg:y="1cm">
          <text:p text:style-name="P2"><text:span text:style-name="T1">Extracted (local)</text:span><text:span text:style-name="T1"><text:line-break/></text:span><text:span text:style-name="T1">Copie les fichiers manquants entre destination et sniffed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5.5cm" svg:x="15.5cm" svg:y="5cm">
          <text:p text:style-name="P1">Scan1<text:line-break/>Scan2<text:line-break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6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cm" svg:height="7cm" svg:x="7.5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5cm" svg:height="1cm" svg:x="10cm" svg:y="8.5cm">
          <text:p text:style-name="P7"><text:span text:style-name="T2">Début : Destination et extracted vide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cm" svg:height="7cm" svg:x="7.5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5cm" svg:height="1cm" svg:x="10cm" svg:y="8.5cm">
          <text:p text:style-name="P7"><text:span text:style-name="T2">Début : Destination et extracted vid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6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cm" svg:height="7cm" svg:x="7.5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5cm" svg:height="1cm" svg:x="10cm" svg:y="8.5cm">
          <text:p text:style-name="P7"><text:span text:style-name="T2">Début : Destination et extracted vide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2.5cm" svg:y="4cm">
          <text:p text:style-name="P1"><text:span text:style-name="T3"/></text:p>
          <text:p text:style-name="P1"><text:span text:style-name="T3">Destination</text:span><text:span text:style-name="T3"><text:line-break/></text:span><text:span text:style-name="T1">Scan1 </text:span><text:span text:style-name="T1"><text:line-break/></text:span><text:span text:style-name="T1">Scan2 </text:span><text:span text:style-name="T1"><text:line-break/></text:span><text:span text:style-name="T1">Scan3</text:span><text:line-break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cm" svg:height="7cm" svg:x="7.5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5cm" svg:height="1cm" svg:x="10cm" svg:y="8.5cm">
          <text:p text:style-name="P7"><text:span text:style-name="T2">Les pdf de sniffed sont copiés dans destination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7.584cm" svg:height="0.963cm" svg:x="10.916cm" svg:y="0.537cm">
          <draw:text-box>
            <text:p>CopyPdfFromAinBnotInB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6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cm" svg:height="7cm" svg:x="7.5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5cm" svg:height="1cm" svg:x="10cm" svg:y="8.5cm">
          <text:p text:style-name="P7"><text:span text:style-name="T2">Début : Destination et extracted vide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2.5cm" svg:y="4cm">
          <text:p text:style-name="P1"><text:span text:style-name="T3"/></text:p>
          <text:p text:style-name="P1"><text:span text:style-name="T3">Destination</text:span><text:span text:style-name="T3"><text:line-break/></text:span><text:span text:style-name="T1">Scan1 </text:span><text:span text:style-name="T1"><text:line-break/></text:span><text:span text:style-name="T1">Scan2 </text:span><text:span text:style-name="T1"><text:line-break/></text:span><text:span text:style-name="T1">Scan3</text:span><text:line-break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cm" svg:height="7cm" svg:x="7.5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5cm" svg:height="1cm" svg:x="10cm" svg:y="8.5cm">
          <text:p text:style-name="P7"><text:span text:style-name="T2">Le document Scan3 est supprimé de sniffed (info sensible??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6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cm" svg:height="7cm" svg:x="7.5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5cm" svg:height="1cm" svg:x="10cm" svg:y="8.5cm">
          <text:p text:style-name="P7"><text:span text:style-name="T2">Début : Destination et extracted vide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2.5cm" svg:y="4cm">
          <text:p text:style-name="P1"><text:span text:style-name="T3"/></text:p>
          <text:p text:style-name="P1"><text:span text:style-name="T3">Destination</text:span><text:span text:style-name="T3"><text:line-break/></text:span><text:span text:style-name="T1">Scan1 </text:span><text:span text:style-name="T1"><text:line-break/></text:span><text:span text:style-name="T1">Scan2 </text:span><text:span text:style-name="T1"><text:line-break/></text:span><text:span text:style-name="T1">Scan3</text:span><text:line-break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7cm" svg:y="4cm">
          <text:p text:style-name="P1"><text:span text:style-name="T3">Extracted</text:span><text:span text:style-name="T3"><text:line-break/></text:span><text:span text:style-name="T1">Scan3</text:span><text:line-break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cm" svg:height="7cm" svg:x="7.5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5cm" svg:height="1cm" svg:x="10cm" svg:y="8.5cm">
          <text:p text:style-name="P7"><text:span text:style-name="T2">Scan3 est copié de Destination vers extracted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479cm" svg:height="0.963cm" svg:x="13.521cm" svg:y="1cm">
          <draw:text-box>
            <text:p>Extract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6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2.5cm" svg:y="4cm">
          <text:p text:style-name="P1"><text:span text:style-name="T3"/></text:p>
          <text:p text:style-name="P1"><text:span text:style-name="T3">Destination</text:span><text:span text:style-name="T3"><text:line-break/></text:span><text:span text:style-name="T1">Scan1 </text:span><text:span text:style-name="T1"><text:line-break/></text:span><text:span text:style-name="T1">Scan2 </text:span><text:span text:style-name="T1"><text:line-break/></text:span><text:span text:style-name="T1">Scan3</text:span><text:line-break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7cm" svg:y="4cm">
          <text:p text:style-name="P1"><text:span text:style-name="T3">Extracted</text:span><text:span text:style-name="T3"><text:line-break/></text:span><text:span text:style-name="T1">Scan3</text:span><text:line-break/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4cm" svg:height="9cm" svg:x="7.5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8.5cm" svg:height="2cm" svg:x="10cm" svg:y="9cm">
          <text:p text:style-name="P7"><text:span text:style-name="T2">Si un nouveau scan se produit :</text:span><text:span text:style-name="T2"><text:line-break/></text:span><text:span text:style-name="T2">Sniffed contient Scan3</text:span></text:p>
          <text:p text:style-name="P7"><text:span text:style-name="T2">Mais Destination contient déjà Scan3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7.979cm" svg:height="1.095cm" svg:x="10.5cm" svg:y="1cm">
          <draw:text-box>
            <text:p text:style-name="P3">Issue description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5T16:07:38.218000000</dc:date>
    <meta:editing-duration>PT15M35S</meta:editing-duration>
    <meta:editing-cycles>19</meta:editing-cycles>
    <meta:generator>LibreOffice/7.4.2.3$Windows_X86_64 LibreOffice_project/382eef1f22670f7f4118c8c2dd222ec7ad009daf</meta:generator>
    <meta:document-statistic meta:object-count="91"/>
  </office:meta>
</office:document-meta>
</file>